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Tahoma1" svg:font-family="Tahoma"/>
    <style:font-face style:name="Times New Roman" svg:font-family="'Times New Roman', serif"/>
    <style:font-face style:name="Times" svg:font-family="Times, 'Times New Roman', serif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1" svg:font-family="Arial" style:font-adornments="Gras" style:font-family-generic="swiss" style:font-pitch="variable"/>
  </office:font-face-decls>
  <office:automatic-styles>
    <style:style style:name="P1" style:family="paragraph" style:parent-style-name="Contents_20_1">
      <style:paragraph-properties>
        <style:tab-stops/>
      </style:paragraph-properties>
    </style:style>
    <style:style style:name="P2" style:family="paragraph" style:parent-style-name="Standard">
      <style:text-properties fo:background-color="transparent"/>
    </style:style>
    <style:style style:name="P3" style:family="paragraph" style:parent-style-name="Text_20_body">
      <style:paragraph-properties fo:margin-top="0cm" fo:margin-bottom="0cm"/>
      <style:text-properties fo:background-color="transparent"/>
    </style:style>
    <style:style style:name="P4" style:family="paragraph" style:parent-style-name="Text_20_body">
      <style:paragraph-properties fo:margin-left="1.251cm" fo:margin-right="0cm" fo:margin-top="0cm" fo:margin-bottom="0cm" fo:text-indent="0cm" style:auto-text-indent="false"/>
      <style:text-properties fo:font-weight="bold" fo:background-color="transparent"/>
    </style:style>
    <style:style style:name="P5" style:family="paragraph" style:parent-style-name="Text_20_body">
      <style:paragraph-properties fo:margin-left="1.251cm" fo:margin-right="0cm" fo:margin-top="0cm" fo:margin-bottom="0cm" fo:text-indent="0cm" style:auto-text-indent="false"/>
      <style:text-properties fo:background-color="transparent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1.251cm" fo:margin-right="0cm" fo:margin-top="0cm" fo:margin-bottom="0cm" fo:keep-together="always" fo:text-indent="0cm" style:auto-text-indent="false" fo:padding="0.049cm" fo:border="0.035cm solid #000000"/>
      <style:text-properties style:font-name="Times" fo:font-size="10pt" fo:background-color="transparent"/>
    </style:style>
    <style:style style:name="P8" style:family="paragraph" style:parent-style-name="Text_20_body">
      <style:paragraph-properties fo:margin-left="1.251cm" fo:margin-right="0cm" fo:margin-top="0cm" fo:margin-bottom="0cm" fo:keep-together="always" fo:text-indent="0cm" style:auto-text-indent="false"/>
      <style:text-properties style:font-name="Times" fo:font-size="10pt" fo:background-color="transparent"/>
    </style:style>
    <style:style style:name="P9" style:family="paragraph" style:parent-style-name="Text_20_body">
      <style:paragraph-properties fo:margin-left="2.499cm" fo:margin-right="0cm" fo:margin-top="0cm" fo:margin-bottom="0cm" fo:keep-together="always" fo:text-indent="0cm" style:auto-text-indent="false"/>
      <style:text-properties style:font-name="Times" fo:font-size="10pt" fo:font-weight="bold" fo:background-color="transparent"/>
    </style:style>
    <style:style style:name="P10" style:family="paragraph" style:parent-style-name="Text_20_body">
      <style:paragraph-properties fo:margin-left="2.499cm" fo:margin-right="0cm" fo:margin-top="0cm" fo:margin-bottom="0cm" fo:keep-together="always" fo:text-indent="0cm" style:auto-text-indent="false"/>
      <style:text-properties style:font-name="Times" fo:font-size="10pt" fo:background-color="transparent"/>
    </style:style>
    <style:style style:name="P11" style:family="paragraph" style:parent-style-name="Text_20_body">
      <style:paragraph-properties fo:margin-left="2.499cm" fo:margin-right="0cm" fo:margin-top="0cm" fo:margin-bottom="0cm" fo:keep-together="always" fo:text-indent="0cm" style:auto-text-indent="false"/>
      <style:text-properties style:font-name="Times" fo:font-size="10pt" fo:font-style="italic" fo:background-color="transparent"/>
    </style:style>
    <style:style style:name="P12" style:family="paragraph" style:parent-style-name="Text_20_body">
      <style:paragraph-properties fo:margin-left="3.75cm" fo:margin-right="0cm" fo:margin-top="0cm" fo:margin-bottom="0cm" fo:keep-together="always" fo:text-indent="0cm" style:auto-text-indent="false"/>
      <style:text-properties style:font-name="Times" fo:font-size="10pt" fo:background-color="transparent"/>
    </style:style>
    <style:style style:name="P13" style:family="paragraph" style:parent-style-name="Text_20_body">
      <style:paragraph-properties fo:margin-left="1.251cm" fo:margin-right="0cm" fo:margin-top="0cm" fo:margin-bottom="0cm" fo:keep-together="always" fo:text-indent="0cm" style:auto-text-indent="false"/>
    </style:style>
    <style:style style:name="P14" style:family="paragraph" style:parent-style-name="Text_20_body">
      <style:paragraph-properties fo:margin-left="1.251cm" fo:margin-right="0cm" fo:margin-top="0cm" fo:margin-bottom="0cm" fo:keep-together="always" fo:text-indent="0cm" style:auto-text-indent="false" fo:padding="0.049cm" fo:border="0.035cm solid #000000"/>
      <style:text-properties fo:background-color="transparent"/>
    </style:style>
    <style:style style:name="P15" style:family="paragraph" style:parent-style-name="Text_20_body">
      <style:paragraph-properties fo:margin-top="0cm" fo:margin-bottom="0cm" fo:keep-together="always"/>
    </style:style>
    <style:style style:name="P16" style:family="paragraph" style:parent-style-name="Text_20_body">
      <style:paragraph-properties fo:margin-left="1.251cm" fo:margin-right="0cm" fo:margin-top="0cm" fo:margin-bottom="0cm" fo:keep-together="always" fo:text-indent="0cm" style:auto-text-indent="false" fo:padding="0.049cm" fo:border="0.035cm solid #000000"/>
      <style:text-properties fo:font-size="10pt" fo:background-color="transparent"/>
    </style:style>
    <style:style style:name="P17" style:family="paragraph" style:parent-style-name="Text_20_body">
      <style:paragraph-properties fo:margin-left="3.75cm" fo:margin-right="0cm" fo:margin-top="0cm" fo:margin-bottom="0cm" fo:keep-together="always" fo:text-indent="0cm" style:auto-text-indent="false"/>
      <style:text-properties style:font-name="Times" fo:font-size="10pt" fo:font-style="italic" fo:background-color="transparent"/>
    </style:style>
    <style:style style:name="P18" style:family="paragraph" style:parent-style-name="Text_20_body">
      <style:paragraph-properties fo:margin-top="0cm" fo:margin-bottom="0cm" fo:text-align="justify" style:justify-single-word="false"/>
    </style:style>
    <style:style style:name="P19" style:family="paragraph" style:parent-style-name="Text_20_body" style:list-style-name="L1">
      <style:paragraph-properties fo:margin-top="0cm" fo:margin-bottom="0cm" fo:keep-together="always"/>
      <style:text-properties style:font-name="Times" fo:font-size="10pt" fo:background-color="transparent"/>
    </style:style>
    <style:style style:name="P20" style:family="paragraph" style:parent-style-name="Text_20_body" style:list-style-name="L2">
      <style:paragraph-properties fo:margin-top="0cm" fo:margin-bottom="0cm" fo:keep-together="always"/>
      <style:text-properties style:font-name="Times" fo:font-size="10pt" fo:background-color="transparent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style:font-name="Arial"/>
    </style:style>
    <style:style style:name="T4" style:family="text">
      <style:text-properties style:font-name="Arial" fo:font-style="italic"/>
    </style:style>
    <style:style style:name="T5" style:family="text">
      <style:text-properties style:font-name="Times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Heading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Heading</text:p>
          </text:index-title>
          <text:p text:style-name="P1"><text:a xlink:type="simple" xlink:href="#1.Units|outline" text:style-name="Internet_20_link" text:visited-style-name="Internet_20_link">1 - Units</text:a></text:p>
          <text:p text:style-name="P1"><text:a xlink:type="simple" xlink:href="#2.Heading|outline" text:style-name="Internet_20_link" text:visited-style-name="Internet_20_link">2 - Heading</text:a></text:p>
          <text:p text:style-name="P1"><text:a xlink:type="simple" xlink:href="#3.Description of a component|outline" text:style-name="Internet_20_link" text:visited-style-name="Internet_20_link">3 - Description of a component</text:a></text:p>
          <text:p text:style-name="P1"><text:a xlink:type="simple" xlink:href="#4.Description of a NoConnect symbol|outline" text:style-name="Internet_20_link" text:visited-style-name="Internet_20_link">4 - Description of a NoConnect symbol</text:a></text:p>
          <text:p text:style-name="P1"><text:a xlink:type="simple" xlink:href="#5.Description of a hierarchical sheet symbol|outline" text:style-name="Internet_20_link" text:visited-style-name="Internet_20_link">5 - Description of a hierarchical sheet symbol</text:a></text:p>
          <text:p text:style-name="P1"><text:a xlink:type="simple" xlink:href="#6.Description of a text note|outline" text:style-name="Internet_20_link" text:visited-style-name="Internet_20_link">6 - Description of a text note</text:a></text:p>
          <text:p text:style-name="P1"><text:a xlink:type="simple" xlink:href="#7.Description of a Global Label|outline" text:style-name="Internet_20_link" text:visited-style-name="Internet_20_link">7 - Description of a Global Label</text:a></text:p>
          <text:p text:style-name="P1"><text:a xlink:type="simple" xlink:href="#8.Description of a label|outline" text:style-name="Internet_20_link" text:visited-style-name="Internet_20_link">8 - Description of a label</text:a></text:p>
          <text:p text:style-name="P1"><text:a xlink:type="simple" xlink:href="#9.Description of a junction|outline" text:style-name="Internet_20_link" text:visited-style-name="Internet_20_link">9 - Description of a junction</text:a></text:p>
          <text:p text:style-name="P1"><text:a xlink:type="simple" xlink:href="#10.Description of a wire segment (Wire)|outline" text:style-name="Internet_20_link" text:visited-style-name="Internet_20_link">10 - Description of a wire segment (Wire)</text:a></text:p>
          <text:p text:style-name="P1"><text:a xlink:type="simple" xlink:href="#11.Description of a Bus segment|outline" text:style-name="Internet_20_link" text:visited-style-name="Internet_20_link">11 - Description of a Bus segment</text:a></text:p>
          <text:p text:style-name="P1"><text:a xlink:type="simple" xlink:href="#12.Description of a dotted line segment |outline" text:style-name="Internet_20_link" text:visited-style-name="Internet_20_link">12 - Description of a dotted line segment </text:a></text:p>
          <text:p text:style-name="P1"><text:a xlink:type="simple" xlink:href="#13.Description of a bus entry|outline" text:style-name="Internet_20_link" text:visited-style-name="Internet_20_link">13 - Description of a bus entry</text:a></text:p>
        </text:index-body>
      </text:table-of-content>
      <text:p text:style-name="Standard"/>
      <text:h text:style-name="Heading_20_1" text:outline-level="1">Units</text:h>
      <text:p text:style-name="P2">Sizes and coordinates are given in mils (1/1000 inch)</text:p>
      <text:h text:style-name="Heading_20_1" text:outline-level="1">Heading</text:h>
      <text:p text:style-name="P3">Format :</text:p>
      <text:p text:style-name="P4">EESchema Schematic File Version 1</text:p>
      <text:p text:style-name="P5"><text:span text:style-name="T1">LIBS:</text:span> <text:span text:style-name="T2">libraries list </text:span>(not used, for information only).</text:p>
      <text:p text:style-name="P5"><text:span text:style-name="T1">EELAYER</text:span> <text:span text:style-name="T2">nn mm</text:span> (<text:span text:style-name="T2">nn mm</text:span> not used, reserved)</text:p>
      <text:p text:style-name="P4">EELAYER END</text:p>
      <text:p text:style-name="P5"><text:span text:style-name="T1">$Descr</text:span> <text:span text:style-name="T3">Sheet size </text:span><text:span text:style-name="T4">dimx dimy</text:span><text:span text:style-name="T3"> (sheet size = A4..A0 ou A..E)</text:span></text:p>
      <text:p text:style-name="P5"><text:span text:style-name="T2">Title block description</text:span> (Texts of the title block)</text:p>
      <text:p text:style-name="P4">$EndDescr</text:p>
      <text:p text:style-name="P6"/>
      <text:p text:style-name="P7">EESchema Schematic Spins Version 1</text:p>
      <text:p text:style-name="P7">LIBS:brooktre, cypress, ttl, power, linear, memory, xilinx, idiot, aaci, INTEL, special, device, dsp</text:p>
      <text:p text:style-name="P7">EELAYER 20 0</text:p>
      <text:p text:style-name="P7">EELAYER END</text:p>
      <text:p text:style-name="P7">$Descr A3 16535 11700</text:p>
      <text:p text:style-name="P7">Sheet 1 4</text:p>
      <text:p text:style-name="P7">""</text:p>
      <text:p text:style-name="P7">Date “28 DEC 1996”</text:p>
      <text:p text:style-name="P7">Rev ""</text:p>
      <text:p text:style-name="P7">Comp ""</text:p>
      <text:p text:style-name="P7">Comment1 ""</text:p>
      <text:p text:style-name="P7">Comment2 ""</text:p>
      <text:p text:style-name="P7">Comment3 ""</text:p>
      <text:p text:style-name="P7">Comment4 ""</text:p>
      <text:p text:style-name="P7">$EndDescr</text:p>
      <text:p text:style-name="P6"/>
      <text:h text:style-name="Heading_20_1" text:outline-level="1">Description of a component</text:h>
      <text:p text:style-name="P8">Format:</text:p>
      <text:p text:style-name="P9">$Comp</text:p>
      <text:p text:style-name="P10"><text:span text:style-name="T1">L</text:span> name <text:span text:style-name="T2">reference</text:span></text:p>
      <text:p text:style-name="P10"><text:span text:style-name="T1">U</text:span> <text:span text:style-name="T2">N mm time_stamp</text:span></text:p>
      <text:p text:style-name="P10"><text:span text:style-name="T1">P </text:span><text:span text:style-name="T2">posx posy</text:span></text:p>
      <text:p text:style-name="P11">List of fields:</text:p>
      <text:p text:style-name="P10"><text:span text:style-name="T1">F </text:span><text:span text:style-name="T2">field_number “text” orientation posX posY size Flags</text:span> (see below)</text:p>
      <text:p text:style-name="P12"><text:span text:style-name="T1">1 </text:span>posx posy (redundant: not used)</text:p>
      <text:p text:style-name="P12">A B C B ( orientation matrix with A, B, C, D = - 1, 0 or 1)</text:p>
      <text:p text:style-name="P9">$EndComp</text:p>
      <text:p text:style-name="P8">Description of the fields:</text:p>
      <text:p text:style-name="P10">F n “text” orientation posx posy dimension flags</text:p>
      <text:p text:style-name="P10">with n = field number (reference field = 0, value field = 1, N = 0..11)</text:p>
      <text:p text:style-name="P10">orientation = H (horizontal) or V (vertical).</text:p>
      <text:p text:style-name="P8">Example:</text:p>
      <text:p text:style-name="P13"/>
      <text:p text:style-name="P7">Comp</text:p>
      <text:p text:style-name="P7">L CONN_3 JP3</text:p>
      <text:p text:style-name="P7">U 1 1 329879E1</text:p>
      <text:p text:style-name="P7">P 1200 2000</text:p>
      <text:p text:style-name="P7">F 0 “JP3” H 1250 2200 60 0000</text:p>
      <text:p text:style-name="P7">F 1 “CONN_3” V 1350 2000 50 0000</text:p>
      <text:p text:style-name="P7">1 1200 2000</text:p>
      <text:p text:style-name="P14"><text:span text:style-name="T5">- 1 0 0 - 1</text:span> </text:p>
      <text:p text:style-name="P7">$EndComp</text:p>
      <text:p text:style-name="P6"/>
      <text:h text:style-name="Heading_20_1" text:outline-level="1">Description of a NoConnect symbol</text:h>
      <text:p text:style-name="P8">Format: <text:span text:style-name="T1">NoConn ~ </text:span><text:span text:style-name="T2">posx posy</text:span></text:p>
      <text:p text:style-name="P8">Example:</text:p>
      <text:p text:style-name="P7">NoConn ~ 13400 5500</text:p>
      <text:p text:style-name="P6"/>
      <text:h text:style-name="Heading_20_1" text:outline-level="1">Description of a hierarchical sheet symbol</text:h>
      <text:p text:style-name="P8">Format:</text:p>
      <text:p text:style-name="P9">$Sheet</text:p>
      <text:p text:style-name="P10"><text:span text:style-name="T1">S </text:span><text:span text:style-name="T2">posx posy dimx dimy</text:span></text:p>
      <text:p text:style-name="P11">List of Sheet Labels</text:p>
      <text:p text:style-name="P9">$EndSheet</text:p>
      <text:p text:style-name="P8">Format of Sheet Labels</text:p>
      <text:p text:style-name="P10">Fn “text” forms side posx posy dimension</text:p>
      <text:p text:style-name="P10">With:</text:p>
      <text:p text:style-name="P12">n = sequence number (0..x).</text:p>
      <text:p text:style-name="P12">n = 0: name of the corresponding schematic file.</text:p>
      <text:p text:style-name="P12">n = 1: name of the sheet of hierarchy.</text:p>
      <text:p text:style-name="P12">form = I (input) O (output)</text:p>
      <text:p text:style-name="P12">side = R (right) or L (left).</text:p>
      <text:p text:style-name="P8">Example:</text:p>
      <text:p text:style-name="P15"/>
      <text:p text:style-name="P7">$Sheet</text:p>
      <text:p text:style-name="P7">S 1800 1600 1500 1500</text:p>
      <text:p text:style-name="P7">F0 “PROGALIM.SCH” 60</text:p>
      <text:p text:style-name="P7">F1 “PROGALIM.SCH” 60</text:p>
      <text:p text:style-name="P14"><text:span text:style-name="T5">F2 “CLK” O R 3300 1800 60</text:span> </text:p>
      <text:p text:style-name="P14"><text:span text:style-name="T5">F3 “/RESET” O R 3300 2000 60</text:span> </text:p>
      <text:p text:style-name="P14"><text:span text:style-name="T5">F4 “VPWR” O R 3300 2700 60</text:span> </text:p>
      <text:p text:style-name="P14"><text:span text:style-name="T5">F5 “/HALT” O R 3300 2100 60</text:span> </text:p>
      <text:p text:style-name="P14"><text:span text:style-name="T5">F6 “TRANSF1” I L 1800 1900 60</text:span> </text:p>
      <text:p text:style-name="P14"><text:span text:style-name="T5">F7 “TRANSF2” I L 1800 2000 60</text:span> </text:p>
      <text:p text:style-name="P14"><text:span text:style-name="T5">F8 “3.84MH” O R 3300 2200 60</text:span> </text:p>
      <text:p text:style-name="P7">$EndSheet</text:p>
      <text:p text:style-name="P6"/>
      <text:h text:style-name="Heading_20_1" text:outline-level="1">Description of a text note</text:h>
      <text:p text:style-name="P8">Format: <text:span text:style-name="T1">Text Notes </text:span><text:span text:style-name="T2">posx posy orientation dimension ~</text:span></text:p>
      <text:p text:style-name="P11">Text</text:p>
      <text:p text:style-name="P8">Example:</text:p>
      <text:p text:style-name="P16">Text Notes 2100 3250 1 60 ~</text:p>
      <text:p text:style-name="P16">TOTO</text:p>
      <text:p text:style-name="P6"/>
      <text:h text:style-name="Heading_20_1" text:outline-level="1">Description of a Global Label</text:h>
      <text:p text:style-name="P8">Format: <text:span text:style-name="T1">Text GLabel</text:span> <text:span text:style-name="T2">posx posy</text:span> <text:span text:style-name="T2">orientation dimension shape</text:span></text:p>
      <text:p text:style-name="P11">Text</text:p>
      <text:p text:style-name="P8">Example:</text:p>
      <text:p text:style-name="P15"/>
      <text:p text:style-name="P16">Text GLabel 3100 2500 2 60 UnSpc</text:p>
      <text:p text:style-name="P16">TITI</text:p>
      <text:p text:style-name="P16">Text GLabel 3150 2700 1 60 3State</text:p>
      <text:p text:style-name="P16">3STATES</text:p>
      <text:p text:style-name="P16">Text GLabel 2750 2800 0 60 UnSpc</text:p>
      <text:p text:style-name="P16">BIDI</text:p>
      <text:p text:style-name="P16">Text GLabel 2750 2650 0 60 Output</text:p>
      <text:p text:style-name="P16">GLABELOUT</text:p>
      <text:p text:style-name="P16">Text GLabel 2750 2400 0 60 Input</text:p>
      <text:p text:style-name="P16">RESET</text:p>
      <text:p text:style-name="P6"/>
      <text:h text:style-name="Heading_20_1" text:outline-level="1">Description of a label</text:h>
      <text:p text:style-name="P8">Format: <text:span text:style-name="T1">Text Label </text:span><text:span text:style-name="T2">posx posy orientation dimension</text:span> <text:span text:style-name="T1">~</text:span></text:p>
      <text:p text:style-name="P11">Text</text:p>
      <text:p text:style-name="P8">Example:</text:p>
      <text:p text:style-name="P15"/>
      <text:p text:style-name="P7">Text Label 3400 2000 0 60 ~</text:p>
      <text:p text:style-name="P7">/RESET</text:p>
      <text:p text:style-name="P6"/>
      <text:h text:style-name="Heading_20_1" text:outline-level="1">Description of a junction</text:h>
      <text:p text:style-name="P8">Format: <text:span text:style-name="T1">Connection ~ </text:span><text:span text:style-name="T2">posx posy</text:span></text:p>
      <text:p text:style-name="P8">Example:</text:p>
      <text:p text:style-name="P13"/>
      <text:p text:style-name="P7">Connection ~ 13300 6500</text:p>
      <text:p text:style-name="P6"/>
      <text:h text:style-name="Heading_20_1" text:outline-level="1">Description of a wire segment (Wire)</text:h>
      <text:p text:style-name="P8">Format:</text:p>
      <text:p text:style-name="P9">Wire Wire Line</text:p>
      <text:p text:style-name="P17">startx starty endx endy</text:p>
      <text:p text:style-name="P8">Example:</text:p>
      <text:p text:style-name="P15"/>
      <text:p text:style-name="P7">Wire Wire Line</text:p>
      <text:p text:style-name="P7">3300 1800 3900 1800</text:p>
      <text:p text:style-name="P6"/>
      <text:h text:style-name="Heading_20_1" text:outline-level="1">Description of a Bus segment</text:h>
      <text:p text:style-name="P8">Format:</text:p>
      <text:p text:style-name="P9">Wire Bus Line</text:p>
      <text:p text:style-name="P17">startx starty endx endy</text:p>
      <text:p text:style-name="P8">Example:</text:p>
      <text:p text:style-name="P15"/>
      <text:p text:style-name="P7">Wire Bus Line</text:p>
      <text:p text:style-name="P7">3900 5300 4500 5300</text:p>
      <text:p text:style-name="P18"/>
      <text:h text:style-name="Heading_20_1" text:outline-level="1">Description of a dotted line segment </text:h>
      <text:p text:style-name="P8">Format:</text:p>
      <text:p text:style-name="P9">Wire Notes Line </text:p>
      <text:p text:style-name="P17">startx starty endx endy</text:p>
      <text:p text:style-name="P8">Example:</text:p>
      <text:p text:style-name="P15"/>
      <text:p text:style-name="P16">Wire Notes Line </text:p>
      <text:p text:style-name="P16">2850 3350 2850 3050</text:p>
      <text:p text:style-name="P6"/>
      <text:h text:style-name="Heading_20_1" text:outline-level="1">Description of a bus entry</text:h>
      <text:p text:style-name="P8">Format:</text:p>
      <text:list text:style-name="L1">
        <text:list-item>
          <text:p text:style-name="P19">For an entry wire/bus :</text:p>
        </text:list-item>
      </text:list>
      <text:p text:style-name="P9">Wire Wire Bus</text:p>
      <text:p text:style-name="P17">startx starty endx endy</text:p>
      <text:list text:style-name="L2">
        <text:list-item>
          <text:p text:style-name="P20">For an entry bus/bus :</text:p>
        </text:list-item>
      </text:list>
      <text:p text:style-name="P9">Wire Bus Bus</text:p>
      <text:p text:style-name="P17">startx starty endx endy</text:p>
      <text:p text:style-name="P8">Example:</text:p>
      <text:p text:style-name="P13"/>
      <text:p text:style-name="P7">Entry Wire Bus</text:p>
      <text:p text:style-name="P7">4100 2300 4200 2400</text:p>
      <text:p text:style-name="P7">Entry Bus Bus</text:p>
      <text:p text:style-name="P7">4400 2600 4500 2700</text:p>
      <text:p text:style-name="Text_20_body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Tahoma1" svg:font-family="Tahoma"/>
    <style:font-face style:name="Times New Roman" svg:font-family="'Times New Roman', serif"/>
    <style:font-face style:name="Times" svg:font-family="Times, 'Times New Roman', serif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1" svg:font-family="Arial" style:font-adornments="Gras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199cm" fo:margin-bottom="0.3cm"/>
      <style:text-properties fo:color="#800000" style:font-name="Arial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1cm" fo:margin-right="0cm" fo:margin-top="0.199cm" fo:margin-bottom="0.199cm" fo:text-align="justify" style:justify-single-word="false" fo:keep-together="always" fo:orphans="0" fo:widows="0" fo:text-indent="0cm" style:auto-text-indent="false" fo:break-before="auto" fo:break-after="auto" fo:keep-with-next="auto"/>
      <style:text-properties fo:color="#008000" style:font-name="Arial2" fo:font-size="12pt" fo:language="fr" fo:country="FR" fo:font-weight="bold" style:font-name-asian="Times New Roman" style:font-size-asian="12pt" style:font-weight-asian="bold" style:font-name-complex="Arial Unicode MS" style:font-size-complex="12pt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suffix=" - " style:num-format="1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font-weight="bold" style:font-weight-asian="bold" style:font-weight-complex="bold"/>
    </style:style>
    <style:page-layout style:name="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pm1">
      <style:header>
        <text:p text:style-name="P1">Schematic Capture File Forma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jean-pierre Charras</meta:initial-creator>
    <meta:creation-date>2006-04-12T09:01:35</meta:creation-date>
    <dc:creator>jean-pierre Charras</dc:creator>
    <dc:date>2006-06-02T16:06:37</dc:date>
    <dc:language>fr-FR</dc:language>
    <meta:editing-cycles>4</meta:editing-cycles>
    <meta:editing-duration>PT12M3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61" meta:word-count="652" meta:character-count="3533"/>
  </office:meta>
</office:document-meta>
</file>